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 style:list-style-name="L3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ntos de corrección</text:h>
      <text:section text:style-name="Sect1" text:name="puntos-de-correccion">
        <text:section text:style-name="Sect1" text:name="repositorio-git">
          <text:h text:style-name="Heading_20_1" text:outline-level="1">Repositorio GIT</text:h>
          <text:list xml:id="list4651962751205421472" text:style-name="L1">
            <text:list-item>
              <text:p text:style-name="P7">Respetar los lineamientos dados. </text:p>
            </text:list-item>
            <text:list-item>
              <text:p text:style-name="P7">Código objeto en el servidor. </text:p>
            </text:list-item>
            <text:list-item>
              <text:p text:style-name="P7">Comentarios descriptivos en cada <text:span text:style-name="Emphasis">commit</text:span>. </text:p>
            </text:list-item>
            <text:list-item>
              <text:p text:style-name="P3">Participación de cada integrante en el código. </text:p>
            </text:list-item>
          </text:list>
        </text:section>
        <text:section text:style-name="Sect1" text:name="informe">
          <text:h text:style-name="Heading_20_1" text:outline-level="1">Informe</text:h>
          <text:list xml:id="list7984855729788511788" text:style-name="L2">
            <text:list-item>
              <text:p text:style-name="P8">Ortografía. </text:p>
            </text:list-item>
            <text:list-item>
              <text:p text:style-name="P8">Legibilidad. </text:p>
            </text:list-item>
            <text:list-item>
              <text:p text:style-name="P8">Estructura. </text:p>
            </text:list-item>
            <text:list-item>
              <text:p text:style-name="P8">Formato. </text:p>
            </text:list-item>
            <text:list-item>
              <text:p text:style-name="P4">Bibliografía. </text:p>
            </text:list-item>
          </text:list>
        </text:section>
        <text:section text:style-name="Sect1" text:name="codigo">
          <text:h text:style-name="Heading_20_1" text:outline-level="1">Código</text:h>
          <text:list xml:id="list8646964484730178559" text:style-name="L3">
            <text:list-item>
              <text:p text:style-name="P5">Todo el código debe cumplir con <text:a xlink:type="simple" xlink:href="https://www.python.org/dev/peps/pep-0008/" text:style-name="Internet_20_link" text:visited-style-name="Visited_20_Internet_20_Link">PEP8</text:a>. Utilizar herramientas como <text:span text:style-name="Emphasis">pep8</text:span> o <text:span text:style-name="Emphasis">flake8</text:span>.</text:p>
            </text:list-item>
            <text:list-item>
              <text:p text:style-name="P5">Debe estar comentado y utilizar <text:span text:style-name="Emphasis">docstrings</text:span> (ver: <text:a xlink:type="simple" xlink:href="https://www.python.org/dev/peps/pep-0257/" text:style-name="Internet_20_link" text:visited-style-name="Visited_20_Internet_20_Link">PEP 0257</text:a>).</text:p>
            </text:list-item>
            <text:list-item>
              <text:p text:style-name="P5">No debe contener código muerto o comentado:</text:p>
              <text:p text:style-name="P1">data = s_server.recv(4096)</text:p>
              <text:p text:style-name="P2"># print '----&gt; ' + data</text:p>
            </text:list-item>
            <text:list-item>
              <text:p text:style-name="P5">Debe ser coherente en la capitalización de nombres (no mezclar estilos):</text:p>
              <text:p text:style-name="P1">get_metadata() # PEP8 Recomienda este estilo para nombre de funciones.</text:p>
              <text:p text:style-name="P1">readline()</text:p>
              <text:p text:style-name="P2">readFragment()</text:p>
            </text:list-item>
            <text:list-item>
              <text:p text:style-name="P5">Constantes deben declararse en mayúsculas.</text:p>
            </text:list-item>
            <text:list-item>
              <text:p text:style-name="P5">El idioma de las declaraciones debe ser uniforme. Evitar mezclar declaraciones en inglés y español.</text:p>
              <text:p text:style-name="P1">data = c.read_data()</text:p>
              <text:p text:style-name="P1">commando = data.split()[0]</text:p>
              <text:p text:style-name="P1">if commando == 'get_file_listing':</text:p>
              <text:p text:style-name="P2"><text:s text:c="4"/>...</text:p>
            </text:list-item>
            <text:list-item>
              <text:p text:style-name="P5">Nombres significativos.</text:p>
            </text:list-item>
            <text:list-item>
              <text:p text:style-name="P5">Redundancias.</text:p>
            </text:list-item>
            <text:list-item>
              <text:p text:style-name="P5"><text:soft-page-break/>Sencillez.</text:p>
            </text:list-item>
            <text:list-item>
              <text:p text:style-name="P5">Programación defensiva.</text:p>
            </text:list-item>
            <text:list-item>
              <text:p text:style-name="P5">Namespace acotado:</text:p>
              <text:p text:style-name="P2">from constants import *</text:p>
            </text:list-item>
          </text:list>
        </text:section>
        <text:section text:style-name="Sect1" text:name="modularizacion">
          <text:h text:style-name="Heading_20_1" text:outline-level="1">Modularización</text:h>
          <text:list xml:id="list3749770208950012009" text:style-name="L4">
            <text:list-item>
              <text:p text:style-name="P9">Acoplamiento entre módulos. </text:p>
            </text:list-item>
            <text:list-item>
              <text:p text:style-name="P6">Cohesión intra-módulos. 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9:22:19.158835182</meta:creation-date>
    <dc:date>2017-03-28T09:24:06.228407017</dc:date>
    <meta:editing-duration>PT1M54S</meta:editing-duration>
    <meta:editing-cycles>1</meta:editing-cycles>
    <meta:document-statistic meta:table-count="0" meta:image-count="0" meta:object-count="0" meta:page-count="2" meta:paragraph-count="37" meta:word-count="176" meta:character-count="1091" meta:non-whitespace-character-count="970"/>
    <meta:generator>LibreOffice/5.1.6.2$Linux_x86 LibreOffice_project/10m0$Build-2</meta:generator>
  </office:meta>
</office:document-meta>
</file>